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.8pt" svg:y="1121.78pt">
            <draw:object draw:notify-on-update-of-ranges="Sheet1.A4:Sheet1.A23 Sheet1.M4:Sheet1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9.54pt" svg:y="853.31pt">
            <draw:object draw:notify-on-update-of-ranges="Sheet1.A4:Sheet1.A23 Sheet1.L4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32.46pt" svg:y="1411.48pt">
            <draw:object draw:notify-on-update-of-ranges="Sheet1.A4:Sheet1.A23 Sheet1.N4:Sheet1.N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9.97pt" svg:y="1691.09pt">
            <draw:object draw:notify-on-update-of-ranges="Sheet1.A4:Sheet1.A23 Sheet1.O4:Sheet1.O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8.94pt" svg:y="585.78pt">
            <draw:object draw:notify-on-update-of-ranges="Sheet1.A4:Sheet1.A23 Sheet1.K4:Sheet1.K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8.83pt" svg:y="302.09pt">
            <draw:object draw:notify-on-update-of-ranges="Sheet1.A4:Sheet1.A23 Sheet1.J4:Sheet1.J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 table:number-columns-repeated="8"/>
          <table:table-cell office:value-type="string" calcext:value-type="string">
            <text:p>Actual Shift Ti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[.B4]-301.024" office:value-type="float" office:value="-301.024" calcext:value-type="float">
            <text:p>-301.024</text:p>
          </table:table-cell>
          <table:table-cell table:formula="of:=[.C4]-301.024" office:value-type="float" office:value="-301.024" calcext:value-type="float">
            <text:p>-301.024</text:p>
          </table:table-cell>
          <table:table-cell table:formula="of:=[.D4]-301.024" office:value-type="float" office:value="-301.024" calcext:value-type="float">
            <text:p>-301.024</text:p>
          </table:table-cell>
          <table:table-cell table:formula="of:=[.E4]-301.024" office:value-type="float" office:value="-301.024" calcext:value-type="float">
            <text:p>-301.024</text:p>
          </table:table-cell>
          <table:table-cell table:formula="of:=[.F4]-301.024" office:value-type="float" office:value="-301.024" calcext:value-type="float">
            <text:p>-301.024</text:p>
          </table:table-cell>
          <table:table-cell table:formula="of:=[.G4]-301.024" office:value-type="float" office:value="-301.024" calcext:value-type="float">
            <text:p>-301.0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3.616" calcext:value-type="float">
            <text:p>1203.616</text:p>
          </table:table-cell>
          <table:table-cell office:value-type="float" office:value="1300.088" calcext:value-type="float">
            <text:p>1300.088</text:p>
          </table:table-cell>
          <table:table-cell office:value-type="float" office:value="1300.928" calcext:value-type="float">
            <text:p>1300.928</text:p>
          </table:table-cell>
          <table:table-cell office:value-type="float" office:value="1301.92" calcext:value-type="float">
            <text:p>1301.92</text:p>
          </table:table-cell>
          <table:table-cell office:value-type="float" office:value="1303.112" calcext:value-type="float">
            <text:p>1303.112</text:p>
          </table:table-cell>
          <table:table-cell office:value-type="float" office:value="1304.648" calcext:value-type="float">
            <text:p>1304.648</text:p>
          </table:table-cell>
          <table:table-cell table:number-columns-repeated="2"/>
          <table:table-cell table:formula="of:=[.B5]-301.024" office:value-type="float" office:value="902.592" calcext:value-type="float">
            <text:p>902.592</text:p>
          </table:table-cell>
          <table:table-cell table:formula="of:=[.C5]-301.024" office:value-type="float" office:value="999.064" calcext:value-type="float">
            <text:p>999.064</text:p>
          </table:table-cell>
          <table:table-cell table:formula="of:=[.D5]-301.024" office:value-type="float" office:value="999.904" calcext:value-type="float">
            <text:p>999.904</text:p>
          </table:table-cell>
          <table:table-cell table:formula="of:=[.E5]-301.024" office:value-type="float" office:value="1000.896" calcext:value-type="float">
            <text:p>1000.896</text:p>
          </table:table-cell>
          <table:table-cell table:formula="of:=[.F5]-301.024" office:value-type="float" office:value="1002.088" calcext:value-type="float">
            <text:p>1002.088</text:p>
          </table:table-cell>
          <table:table-cell table:formula="of:=[.G5]-301.024" office:value-type="float" office:value="1003.624" calcext:value-type="float">
            <text:p>1003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.568" calcext:value-type="float">
            <text:p>1140.568</text:p>
          </table:table-cell>
          <table:table-cell office:value-type="float" office:value="1141.096" calcext:value-type="float">
            <text:p>1141.096</text:p>
          </table:table-cell>
          <table:table-cell office:value-type="float" office:value="1141.976" calcext:value-type="float">
            <text:p>1141.976</text:p>
          </table:table-cell>
          <table:table-cell office:value-type="float" office:value="1142.888" calcext:value-type="float">
            <text:p>1142.888</text:p>
          </table:table-cell>
          <table:table-cell office:value-type="float" office:value="1144.04" calcext:value-type="float">
            <text:p>1144.04</text:p>
          </table:table-cell>
          <table:table-cell office:value-type="float" office:value="1145.432" calcext:value-type="float">
            <text:p>1145.432</text:p>
          </table:table-cell>
          <table:table-cell table:number-columns-repeated="2"/>
          <table:table-cell table:formula="of:=[.B6]-301.024" office:value-type="float" office:value="839.544" calcext:value-type="float">
            <text:p>839.544</text:p>
          </table:table-cell>
          <table:table-cell table:formula="of:=[.C6]-301.024" office:value-type="float" office:value="840.072" calcext:value-type="float">
            <text:p>840.072</text:p>
          </table:table-cell>
          <table:table-cell table:formula="of:=[.D6]-301.024" office:value-type="float" office:value="840.952" calcext:value-type="float">
            <text:p>840.952</text:p>
          </table:table-cell>
          <table:table-cell table:formula="of:=[.E6]-301.024" office:value-type="float" office:value="841.864" calcext:value-type="float">
            <text:p>841.864</text:p>
          </table:table-cell>
          <table:table-cell table:formula="of:=[.F6]-301.024" office:value-type="float" office:value="843.016" calcext:value-type="float">
            <text:p>843.016</text:p>
          </table:table-cell>
          <table:table-cell table:formula="of:=[.G6]-301.024" office:value-type="float" office:value="844.408" calcext:value-type="float">
            <text:p>844.4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25.816" calcext:value-type="float">
            <text:p>825.816</text:p>
          </table:table-cell>
          <table:table-cell office:value-type="float" office:value="992.168" calcext:value-type="float">
            <text:p>992.168</text:p>
          </table:table-cell>
          <table:table-cell office:value-type="float" office:value="1108.12" calcext:value-type="float">
            <text:p>1108.12</text:p>
          </table:table-cell>
          <table:table-cell office:value-type="float" office:value="1108.976" calcext:value-type="float">
            <text:p>1108.976</text:p>
          </table:table-cell>
          <table:table-cell office:value-type="float" office:value="1109.928" calcext:value-type="float">
            <text:p>1109.928</text:p>
          </table:table-cell>
          <table:table-cell office:value-type="float" office:value="1111.296" calcext:value-type="float">
            <text:p>1111.296</text:p>
          </table:table-cell>
          <table:table-cell table:number-columns-repeated="2"/>
          <table:table-cell table:formula="of:=[.B7]-301.024" office:value-type="float" office:value="524.792" calcext:value-type="float">
            <text:p>524.792</text:p>
          </table:table-cell>
          <table:table-cell table:formula="of:=[.C7]-301.024" office:value-type="float" office:value="691.144" calcext:value-type="float">
            <text:p>691.144</text:p>
          </table:table-cell>
          <table:table-cell table:formula="of:=[.D7]-301.024" office:value-type="float" office:value="807.096" calcext:value-type="float">
            <text:p>807.096</text:p>
          </table:table-cell>
          <table:table-cell table:formula="of:=[.E7]-301.024" office:value-type="float" office:value="807.952" calcext:value-type="float">
            <text:p>807.952</text:p>
          </table:table-cell>
          <table:table-cell table:formula="of:=[.F7]-301.024" office:value-type="float" office:value="808.904" calcext:value-type="float">
            <text:p>808.904</text:p>
          </table:table-cell>
          <table:table-cell table:formula="of:=[.G7]-301.024" office:value-type="float" office:value="810.272" calcext:value-type="float">
            <text:p>810.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5.312" calcext:value-type="float">
            <text:p>965.312</text:p>
          </table:table-cell>
          <table:table-cell office:value-type="float" office:value="1054.1875" calcext:value-type="float">
            <text:p>1054.1875</text:p>
          </table:table-cell>
          <table:table-cell office:value-type="float" office:value="1077.32" calcext:value-type="float">
            <text:p>1077.32</text:p>
          </table:table-cell>
          <table:table-cell office:value-type="float" office:value="1078.32" calcext:value-type="float">
            <text:p>1078.32</text:p>
          </table:table-cell>
          <table:table-cell office:value-type="float" office:value="1079.664" calcext:value-type="float">
            <text:p>1079.664</text:p>
          </table:table-cell>
          <table:table-cell table:number-columns-repeated="2"/>
          <table:table-cell table:formula="of:=[.B8]-301.024" office:value-type="float" office:value="-301.024" calcext:value-type="float">
            <text:p>-301.024</text:p>
          </table:table-cell>
          <table:table-cell table:formula="of:=[.C8]-301.024" office:value-type="float" office:value="664.288" calcext:value-type="float">
            <text:p>664.288</text:p>
          </table:table-cell>
          <table:table-cell table:formula="of:=[.D8]-301.024" office:value-type="float" office:value="753.1635" calcext:value-type="float">
            <text:p>753.1635</text:p>
          </table:table-cell>
          <table:table-cell table:formula="of:=[.E8]-301.024" office:value-type="float" office:value="776.296" calcext:value-type="float">
            <text:p>776.296</text:p>
          </table:table-cell>
          <table:table-cell table:formula="of:=[.F8]-301.024" office:value-type="float" office:value="777.296" calcext:value-type="float">
            <text:p>777.296</text:p>
          </table:table-cell>
          <table:table-cell table:formula="of:=[.G8]-301.024" office:value-type="float" office:value="778.64" calcext:value-type="float">
            <text:p>778.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30.864" calcext:value-type="float">
            <text:p>830.864</text:p>
          </table:table-cell>
          <table:table-cell office:value-type="float" office:value="856.475" calcext:value-type="float">
            <text:p>856.475</text:p>
          </table:table-cell>
          <table:table-cell office:value-type="float" office:value="1053.08" calcext:value-type="float">
            <text:p>1053.08</text:p>
          </table:table-cell>
          <table:table-cell office:value-type="float" office:value="1054.128" calcext:value-type="float">
            <text:p>1054.128</text:p>
          </table:table-cell>
          <table:table-cell office:value-type="float" office:value="1055.296" calcext:value-type="float">
            <text:p>1055.296</text:p>
          </table:table-cell>
          <table:table-cell table:number-columns-repeated="2"/>
          <table:table-cell table:formula="of:=[.B9]-301.024" office:value-type="float" office:value="-301.024" calcext:value-type="float">
            <text:p>-301.024</text:p>
          </table:table-cell>
          <table:table-cell table:formula="of:=[.C9]-301.024" office:value-type="float" office:value="529.84" calcext:value-type="float">
            <text:p>529.84</text:p>
          </table:table-cell>
          <table:table-cell table:formula="of:=[.D9]-301.024" office:value-type="float" office:value="555.451" calcext:value-type="float">
            <text:p>555.451</text:p>
          </table:table-cell>
          <table:table-cell table:formula="of:=[.E9]-301.024" office:value-type="float" office:value="752.056" calcext:value-type="float">
            <text:p>752.056</text:p>
          </table:table-cell>
          <table:table-cell table:formula="of:=[.F9]-301.024" office:value-type="float" office:value="753.104" calcext:value-type="float">
            <text:p>753.104</text:p>
          </table:table-cell>
          <table:table-cell table:formula="of:=[.G9]-301.024" office:value-type="float" office:value="754.272" calcext:value-type="float">
            <text:p>754.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92.328" calcext:value-type="float">
            <text:p>792.328</text:p>
          </table:table-cell>
          <table:table-cell office:value-type="float" office:value="814.88" calcext:value-type="float">
            <text:p>814.88</text:p>
          </table:table-cell>
          <table:table-cell office:value-type="float" office:value="1002.256" calcext:value-type="float">
            <text:p>1002.256</text:p>
          </table:table-cell>
          <table:table-cell office:value-type="float" office:value="1003.304" calcext:value-type="float">
            <text:p>1003.304</text:p>
          </table:table-cell>
          <table:table-cell office:value-type="float" office:value="1004.416" calcext:value-type="float">
            <text:p>1004.416</text:p>
          </table:table-cell>
          <table:table-cell table:number-columns-repeated="2"/>
          <table:table-cell table:formula="of:=[.B10]-301.024" office:value-type="float" office:value="-301.024" calcext:value-type="float">
            <text:p>-301.024</text:p>
          </table:table-cell>
          <table:table-cell table:formula="of:=[.C10]-301.024" office:value-type="float" office:value="491.304" calcext:value-type="float">
            <text:p>491.304</text:p>
          </table:table-cell>
          <table:table-cell table:formula="of:=[.D10]-301.024" office:value-type="float" office:value="513.856" calcext:value-type="float">
            <text:p>513.856</text:p>
          </table:table-cell>
          <table:table-cell table:formula="of:=[.E10]-301.024" office:value-type="float" office:value="701.232" calcext:value-type="float">
            <text:p>701.232</text:p>
          </table:table-cell>
          <table:table-cell table:formula="of:=[.F10]-301.024" office:value-type="float" office:value="702.28" calcext:value-type="float">
            <text:p>702.28</text:p>
          </table:table-cell>
          <table:table-cell table:formula="of:=[.G10]-301.024" office:value-type="float" office:value="703.392" calcext:value-type="float">
            <text:p>703.3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738.96" calcext:value-type="float">
            <text:p>738.96</text:p>
          </table:table-cell>
          <table:table-cell office:value-type="float" office:value="801.168" calcext:value-type="float">
            <text:p>801.168</text:p>
          </table:table-cell>
          <table:table-cell office:value-type="float" office:value="930.752" calcext:value-type="float">
            <text:p>930.752</text:p>
          </table:table-cell>
          <table:table-cell office:value-type="float" office:value="931.704" calcext:value-type="float">
            <text:p>931.704</text:p>
          </table:table-cell>
          <table:table-cell office:value-type="float" office:value="932.8" calcext:value-type="float">
            <text:p>932.8</text:p>
          </table:table-cell>
          <table:table-cell table:number-columns-repeated="2"/>
          <table:table-cell table:formula="of:=[.B11]-301.024" office:value-type="float" office:value="-301.024" calcext:value-type="float">
            <text:p>-301.024</text:p>
          </table:table-cell>
          <table:table-cell table:formula="of:=[.C11]-301.024" office:value-type="float" office:value="437.936" calcext:value-type="float">
            <text:p>437.936</text:p>
          </table:table-cell>
          <table:table-cell table:formula="of:=[.D11]-301.024" office:value-type="float" office:value="500.144" calcext:value-type="float">
            <text:p>500.144</text:p>
          </table:table-cell>
          <table:table-cell table:formula="of:=[.E11]-301.024" office:value-type="float" office:value="629.728" calcext:value-type="float">
            <text:p>629.728</text:p>
          </table:table-cell>
          <table:table-cell table:formula="of:=[.F11]-301.024" office:value-type="float" office:value="630.68" calcext:value-type="float">
            <text:p>630.68</text:p>
          </table:table-cell>
          <table:table-cell table:formula="of:=[.G11]-301.024" office:value-type="float" office:value="631.776" calcext:value-type="float">
            <text:p>631.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7.424" calcext:value-type="float">
            <text:p>827.424</text:p>
          </table:table-cell>
          <table:table-cell office:value-type="float" office:value="922.456" calcext:value-type="float">
            <text:p>922.456</text:p>
          </table:table-cell>
          <table:table-cell office:value-type="float" office:value="923.368" calcext:value-type="float">
            <text:p>923.368</text:p>
          </table:table-cell>
          <table:table-cell office:value-type="float" office:value="924.408" calcext:value-type="float">
            <text:p>924.408</text:p>
          </table:table-cell>
          <table:table-cell table:number-columns-repeated="2"/>
          <table:table-cell table:formula="of:=[.B12]-301.024" office:value-type="float" office:value="-301.024" calcext:value-type="float">
            <text:p>-301.024</text:p>
          </table:table-cell>
          <table:table-cell table:formula="of:=[.C12]-301.024" office:value-type="float" office:value="-301.024" calcext:value-type="float">
            <text:p>-301.024</text:p>
          </table:table-cell>
          <table:table-cell table:formula="of:=[.D12]-301.024" office:value-type="float" office:value="526.4" calcext:value-type="float">
            <text:p>526.4</text:p>
          </table:table-cell>
          <table:table-cell table:formula="of:=[.E12]-301.024" office:value-type="float" office:value="621.432" calcext:value-type="float">
            <text:p>621.432</text:p>
          </table:table-cell>
          <table:table-cell table:formula="of:=[.F12]-301.024" office:value-type="float" office:value="622.344" calcext:value-type="float">
            <text:p>622.344</text:p>
          </table:table-cell>
          <table:table-cell table:formula="of:=[.G12]-301.024" office:value-type="float" office:value="623.384" calcext:value-type="float">
            <text:p>623.3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770.416" calcext:value-type="float">
            <text:p>770.416</text:p>
          </table:table-cell>
          <table:table-cell office:value-type="float" office:value="771.168" calcext:value-type="float">
            <text:p>771.168</text:p>
          </table:table-cell>
          <table:table-cell office:value-type="float" office:value="982.792" calcext:value-type="float">
            <text:p>982.792</text:p>
          </table:table-cell>
          <table:table-cell office:value-type="float" office:value="983.92" calcext:value-type="float">
            <text:p>983.92</text:p>
          </table:table-cell>
          <table:table-cell table:number-columns-repeated="2"/>
          <table:table-cell table:formula="of:=[.B13]-301.024" office:value-type="float" office:value="-301.024" calcext:value-type="float">
            <text:p>-301.024</text:p>
          </table:table-cell>
          <table:table-cell table:formula="of:=[.C13]-301.024" office:value-type="float" office:value="-301.024" calcext:value-type="float">
            <text:p>-301.024</text:p>
          </table:table-cell>
          <table:table-cell table:formula="of:=[.D13]-301.024" office:value-type="float" office:value="469.392" calcext:value-type="float">
            <text:p>469.392</text:p>
          </table:table-cell>
          <table:table-cell table:formula="of:=[.E13]-301.024" office:value-type="float" office:value="470.144" calcext:value-type="float">
            <text:p>470.144</text:p>
          </table:table-cell>
          <table:table-cell table:formula="of:=[.F13]-301.024" office:value-type="float" office:value="681.768" calcext:value-type="float">
            <text:p>681.768</text:p>
          </table:table-cell>
          <table:table-cell table:formula="of:=[.G13]-301.024" office:value-type="float" office:value="682.896" calcext:value-type="float">
            <text:p>682.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7.48" calcext:value-type="float">
            <text:p>757.48</text:p>
          </table:table-cell>
          <table:table-cell office:value-type="float" office:value="758.496" calcext:value-type="float">
            <text:p>758.496</text:p>
          </table:table-cell>
          <table:table-cell office:value-type="float" office:value="857.272" calcext:value-type="float">
            <text:p>857.272</text:p>
          </table:table-cell>
          <table:table-cell office:value-type="float" office:value="955.792" calcext:value-type="float">
            <text:p>955.792</text:p>
          </table:table-cell>
          <table:table-cell table:number-columns-repeated="2"/>
          <table:table-cell table:formula="of:=[.B14]-301.024" office:value-type="float" office:value="-301.024" calcext:value-type="float">
            <text:p>-301.024</text:p>
          </table:table-cell>
          <table:table-cell table:formula="of:=[.C14]-301.024" office:value-type="float" office:value="-301.024" calcext:value-type="float">
            <text:p>-301.024</text:p>
          </table:table-cell>
          <table:table-cell table:formula="of:=[.D14]-301.024" office:value-type="float" office:value="456.456" calcext:value-type="float">
            <text:p>456.456</text:p>
          </table:table-cell>
          <table:table-cell table:formula="of:=[.E14]-301.024" office:value-type="float" office:value="457.472" calcext:value-type="float">
            <text:p>457.472</text:p>
          </table:table-cell>
          <table:table-cell table:formula="of:=[.F14]-301.024" office:value-type="float" office:value="556.248" calcext:value-type="float">
            <text:p>556.248</text:p>
          </table:table-cell>
          <table:table-cell table:formula="of:=[.G14]-301.024" office:value-type="float" office:value="654.768" calcext:value-type="float">
            <text:p>654.76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28.656" calcext:value-type="float">
            <text:p>728.656</text:p>
          </table:table-cell>
          <table:table-cell office:value-type="float" office:value="729.792" calcext:value-type="float">
            <text:p>729.792</text:p>
          </table:table-cell>
          <table:table-cell office:value-type="float" office:value="818.44" calcext:value-type="float">
            <text:p>818.44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table:formula="of:=[.B15]-301.024" office:value-type="float" office:value="-301.024" calcext:value-type="float">
            <text:p>-301.024</text:p>
          </table:table-cell>
          <table:table-cell table:formula="of:=[.C15]-301.024" office:value-type="float" office:value="-301.024" calcext:value-type="float">
            <text:p>-301.024</text:p>
          </table:table-cell>
          <table:table-cell table:formula="of:=[.D15]-301.024" office:value-type="float" office:value="427.632" calcext:value-type="float">
            <text:p>427.632</text:p>
          </table:table-cell>
          <table:table-cell table:formula="of:=[.E15]-301.024" office:value-type="float" office:value="428.768" calcext:value-type="float">
            <text:p>428.768</text:p>
          </table:table-cell>
          <table:table-cell table:formula="of:=[.F15]-301.024" office:value-type="float" office:value="517.416" calcext:value-type="float">
            <text:p>517.416</text:p>
          </table:table-cell>
          <table:table-cell table:formula="of:=[.G15]-301.024" office:value-type="float" office:value="611.976" calcext:value-type="float">
            <text:p>611.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5.168" calcext:value-type="float">
            <text:p>735.168</text:p>
          </table:table-cell>
          <table:table-cell office:value-type="float" office:value="736.08" calcext:value-type="float">
            <text:p>736.08</text:p>
          </table:table-cell>
          <table:table-cell office:value-type="float" office:value="760.424" calcext:value-type="float">
            <text:p>760.424</text:p>
          </table:table-cell>
          <table:table-cell office:value-type="float" office:value="938.392" calcext:value-type="float">
            <text:p>938.392</text:p>
          </table:table-cell>
          <table:table-cell table:number-columns-repeated="2"/>
          <table:table-cell table:formula="of:=[.B16]-301.024" office:value-type="float" office:value="-301.024" calcext:value-type="float">
            <text:p>-301.024</text:p>
          </table:table-cell>
          <table:table-cell table:formula="of:=[.C16]-301.024" office:value-type="float" office:value="-301.024" calcext:value-type="float">
            <text:p>-301.024</text:p>
          </table:table-cell>
          <table:table-cell table:formula="of:=[.D16]-301.024" office:value-type="float" office:value="434.144" calcext:value-type="float">
            <text:p>434.144</text:p>
          </table:table-cell>
          <table:table-cell table:formula="of:=[.E16]-301.024" office:value-type="float" office:value="435.056" calcext:value-type="float">
            <text:p>435.056</text:p>
          </table:table-cell>
          <table:table-cell table:formula="of:=[.F16]-301.024" office:value-type="float" office:value="459.4" calcext:value-type="float">
            <text:p>459.4</text:p>
          </table:table-cell>
          <table:table-cell table:formula="of:=[.G16]-301.024" office:value-type="float" office:value="637.368" calcext:value-type="float">
            <text:p>637.3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759.68" calcext:value-type="float">
            <text:p>759.68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0.16" calcext:value-type="float">
            <text:p>790.16</text:p>
          </table:table-cell>
          <table:table-cell office:value-type="float" office:value="934.856" calcext:value-type="float">
            <text:p>934.856</text:p>
          </table:table-cell>
          <table:table-cell table:number-columns-repeated="2"/>
          <table:table-cell table:formula="of:=[.B17]-301.024" office:value-type="float" office:value="-301.024" calcext:value-type="float">
            <text:p>-301.024</text:p>
          </table:table-cell>
          <table:table-cell table:formula="of:=[.C17]-301.024" office:value-type="float" office:value="-301.024" calcext:value-type="float">
            <text:p>-301.024</text:p>
          </table:table-cell>
          <table:table-cell table:formula="of:=[.D17]-301.024" office:value-type="float" office:value="458.656" calcext:value-type="float">
            <text:p>458.656</text:p>
          </table:table-cell>
          <table:table-cell table:formula="of:=[.E17]-301.024" office:value-type="float" office:value="459.536" calcext:value-type="float">
            <text:p>459.536</text:p>
          </table:table-cell>
          <table:table-cell table:formula="of:=[.F17]-301.024" office:value-type="float" office:value="489.136" calcext:value-type="float">
            <text:p>489.136</text:p>
          </table:table-cell>
          <table:table-cell table:formula="of:=[.G17]-301.024" office:value-type="float" office:value="633.832" calcext:value-type="float">
            <text:p>633.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7.456" calcext:value-type="float">
            <text:p>757.456</text:p>
          </table:table-cell>
          <table:table-cell office:value-type="float" office:value="758.344" calcext:value-type="float">
            <text:p>758.344</text:p>
          </table:table-cell>
          <table:table-cell office:value-type="float" office:value="759.312" calcext:value-type="float">
            <text:p>759.312</text:p>
          </table:table-cell>
          <table:table-cell office:value-type="float" office:value="952.744" calcext:value-type="float">
            <text:p>952.744</text:p>
          </table:table-cell>
          <table:table-cell table:number-columns-repeated="2"/>
          <table:table-cell table:formula="of:=[.B18]-301.024" office:value-type="float" office:value="-301.024" calcext:value-type="float">
            <text:p>-301.024</text:p>
          </table:table-cell>
          <table:table-cell table:formula="of:=[.C18]-301.024" office:value-type="float" office:value="-301.024" calcext:value-type="float">
            <text:p>-301.024</text:p>
          </table:table-cell>
          <table:table-cell table:formula="of:=[.D18]-301.024" office:value-type="float" office:value="456.432" calcext:value-type="float">
            <text:p>456.432</text:p>
          </table:table-cell>
          <table:table-cell table:formula="of:=[.E18]-301.024" office:value-type="float" office:value="457.32" calcext:value-type="float">
            <text:p>457.32</text:p>
          </table:table-cell>
          <table:table-cell table:formula="of:=[.F18]-301.024" office:value-type="float" office:value="458.288" calcext:value-type="float">
            <text:p>458.288</text:p>
          </table:table-cell>
          <table:table-cell table:formula="of:=[.G18]-301.024" office:value-type="float" office:value="651.72" calcext:value-type="float">
            <text:p>651.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736.336" calcext:value-type="float">
            <text:p>736.336</text:p>
          </table:table-cell>
          <table:table-cell office:value-type="float" office:value="780.248" calcext:value-type="float">
            <text:p>780.248</text:p>
          </table:table-cell>
          <table:table-cell office:value-type="float" office:value="780.904" calcext:value-type="float">
            <text:p>780.904</text:p>
          </table:table-cell>
          <table:table-cell office:value-type="float" office:value="882.904" calcext:value-type="float">
            <text:p>882.904</text:p>
          </table:table-cell>
          <table:table-cell table:number-columns-repeated="2"/>
          <table:table-cell table:formula="of:=[.B19]-301.024" office:value-type="float" office:value="-301.024" calcext:value-type="float">
            <text:p>-301.024</text:p>
          </table:table-cell>
          <table:table-cell table:formula="of:=[.C19]-301.024" office:value-type="float" office:value="-301.024" calcext:value-type="float">
            <text:p>-301.024</text:p>
          </table:table-cell>
          <table:table-cell table:formula="of:=[.D19]-301.024" office:value-type="float" office:value="435.312" calcext:value-type="float">
            <text:p>435.312</text:p>
          </table:table-cell>
          <table:table-cell table:formula="of:=[.E19]-301.024" office:value-type="float" office:value="479.224" calcext:value-type="float">
            <text:p>479.224</text:p>
          </table:table-cell>
          <table:table-cell table:formula="of:=[.F19]-301.024" office:value-type="float" office:value="479.88" calcext:value-type="float">
            <text:p>479.88</text:p>
          </table:table-cell>
          <table:table-cell table:formula="of:=[.G19]-301.024" office:value-type="float" office:value="581.88" calcext:value-type="float">
            <text:p>58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.88" calcext:value-type="float">
            <text:p>724.88</text:p>
          </table:table-cell>
          <table:table-cell office:value-type="float" office:value="725.928" calcext:value-type="float">
            <text:p>725.928</text:p>
          </table:table-cell>
          <table:table-cell/>
          <table:table-cell office:value-type="float" office:value="914.104" calcext:value-type="float">
            <text:p>914.104</text:p>
          </table:table-cell>
          <table:table-cell table:number-columns-repeated="2"/>
          <table:table-cell table:formula="of:=[.B20]-301.024" office:value-type="float" office:value="-301.024" calcext:value-type="float">
            <text:p>-301.024</text:p>
          </table:table-cell>
          <table:table-cell table:formula="of:=[.C20]-301.024" office:value-type="float" office:value="-301.024" calcext:value-type="float">
            <text:p>-301.024</text:p>
          </table:table-cell>
          <table:table-cell table:formula="of:=[.D20]-301.024" office:value-type="float" office:value="423.856" calcext:value-type="float">
            <text:p>423.856</text:p>
          </table:table-cell>
          <table:table-cell table:formula="of:=[.E20]-301.024" office:value-type="float" office:value="424.904" calcext:value-type="float">
            <text:p>424.904</text:p>
          </table:table-cell>
          <table:table-cell table:formula="of:=[.F20]-301.024" office:value-type="float" office:value="-301.024" calcext:value-type="float">
            <text:p>-301.024</text:p>
          </table:table-cell>
          <table:table-cell table:formula="of:=[.G20]-301.024" office:value-type="float" office:value="613.08" calcext:value-type="float">
            <text:p>613.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18.472" calcext:value-type="float">
            <text:p>718.472</text:p>
          </table:table-cell>
          <table:table-cell office:value-type="float" office:value="760.64" calcext:value-type="float">
            <text:p>760.64</text:p>
          </table:table-cell>
          <table:table-cell table:number-columns-repeated="2"/>
          <table:table-cell table:formula="of:=[.B21]-301.024" office:value-type="float" office:value="-301.024" calcext:value-type="float">
            <text:p>-301.024</text:p>
          </table:table-cell>
          <table:table-cell table:formula="of:=[.C21]-301.024" office:value-type="float" office:value="-301.024" calcext:value-type="float">
            <text:p>-301.024</text:p>
          </table:table-cell>
          <table:table-cell table:formula="of:=[.D21]-301.024" office:value-type="float" office:value="-301.024" calcext:value-type="float">
            <text:p>-301.024</text:p>
          </table:table-cell>
          <table:table-cell table:formula="of:=[.E21]-301.024" office:value-type="float" office:value="-301.024" calcext:value-type="float">
            <text:p>-301.024</text:p>
          </table:table-cell>
          <table:table-cell table:formula="of:=[.F21]-301.024" office:value-type="float" office:value="417.448" calcext:value-type="float">
            <text:p>417.448</text:p>
          </table:table-cell>
          <table:table-cell table:formula="of:=[.G21]-301.024" office:value-type="float" office:value="459.616" calcext:value-type="float">
            <text:p>459.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0.096" calcext:value-type="float">
            <text:p>710.096</text:p>
          </table:table-cell>
          <table:table-cell office:value-type="float" office:value="719.224" calcext:value-type="float">
            <text:p>719.224</text:p>
          </table:table-cell>
          <table:table-cell office:value-type="float" office:value="751.296" calcext:value-type="float">
            <text:p>751.296</text:p>
          </table:table-cell>
          <table:table-cell table:number-columns-repeated="2"/>
          <table:table-cell table:formula="of:=[.B22]-301.024" office:value-type="float" office:value="-301.024" calcext:value-type="float">
            <text:p>-301.024</text:p>
          </table:table-cell>
          <table:table-cell table:formula="of:=[.C22]-301.024" office:value-type="float" office:value="-301.024" calcext:value-type="float">
            <text:p>-301.024</text:p>
          </table:table-cell>
          <table:table-cell table:formula="of:=[.D22]-301.024" office:value-type="float" office:value="-301.024" calcext:value-type="float">
            <text:p>-301.024</text:p>
          </table:table-cell>
          <table:table-cell table:formula="of:=[.E22]-301.024" office:value-type="float" office:value="409.072" calcext:value-type="float">
            <text:p>409.072</text:p>
          </table:table-cell>
          <table:table-cell table:formula="of:=[.F22]-301.024" office:value-type="float" office:value="418.2" calcext:value-type="float">
            <text:p>418.2</text:p>
          </table:table-cell>
          <table:table-cell table:formula="of:=[.G22]-301.024" office:value-type="float" office:value="450.272" calcext:value-type="float">
            <text:p>450.27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3.784" calcext:value-type="float">
            <text:p>703.784</text:p>
          </table:table-cell>
          <table:table-cell office:value-type="float" office:value="713.144" calcext:value-type="float">
            <text:p>713.144</text:p>
          </table:table-cell>
          <table:table-cell office:value-type="float" office:value="750.552" calcext:value-type="float">
            <text:p>750.552</text:p>
          </table:table-cell>
          <table:table-cell table:number-columns-repeated="2"/>
          <table:table-cell table:formula="of:=[.B23]-301.024" office:value-type="float" office:value="-301.024" calcext:value-type="float">
            <text:p>-301.024</text:p>
          </table:table-cell>
          <table:table-cell table:formula="of:=[.C23]-301.024" office:value-type="float" office:value="-301.024" calcext:value-type="float">
            <text:p>-301.024</text:p>
          </table:table-cell>
          <table:table-cell table:formula="of:=[.D23]-301.024" office:value-type="float" office:value="-301.024" calcext:value-type="float">
            <text:p>-301.024</text:p>
          </table:table-cell>
          <table:table-cell table:formula="of:=[.E23]-301.024" office:value-type="float" office:value="402.76" calcext:value-type="float">
            <text:p>402.76</text:p>
          </table:table-cell>
          <table:table-cell table:formula="of:=[.F23]-301.024" office:value-type="float" office:value="412.12" calcext:value-type="float">
            <text:p>412.12</text:p>
          </table:table-cell>
          <table:table-cell table:formula="of:=[.G23]-301.024" office:value-type="float" office:value="449.528" calcext:value-type="float">
            <text:p>449.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00:25:21.567422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31:10.311150443</meta:creation-date>
    <dc:date>2018-07-31T00:26:22.273050571</dc:date>
    <meta:editing-duration>PT16H54S</meta:editing-duration>
    <meta:editing-cycles>13</meta:editing-cycles>
    <meta:generator>LibreOffice/6.0.5.2$Linux_X86_64 LibreOffice_project/00m0$Build-2</meta:generator>
    <meta:document-statistic meta:table-count="1" meta:cell-count="2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3.5</text:p>
        </chart:title>
        <chart:legend chart:legend-position="end" svg:x="13.742cm" svg:y="4.198cm" style:legend-expansion="high" chart:style-name="ch3"/>
        <chart:plot-area chart:style-name="ch4" table:cell-range-address="Sheet1.A4:Sheet1.A23 Sheet1.L4:Sheet1.L23" svg:x="1.321cm" svg:y="1.301cm" svg:width="12.101cm" svg:height="6.548cm">
          <chartooo:coordinate-region svg:x="2.271cm" svg:y="1.503cm" svg:width="10.896cm" svg:height="6.144cm"/>
          <chart:axis chart:dimension="x" chart:name="primary-x" chart:style-name="ch5">
            <chart:title svg:x="5.9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L4:Sheet1.L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L4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904">
                <text:p>999.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952">
                <text:p>840.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096">
                <text:p>807.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53.1635">
                <text:p>753.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55.451">
                <text:p>555.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3.856">
                <text:p>513.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00.144">
                <text:p>500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6.4">
                <text:p>5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69.392">
                <text:p>469.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6.456">
                <text:p>456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7.632">
                <text:p>427.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4.144">
                <text:p>434.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8.656">
                <text:p>458.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6.432">
                <text:p>456.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35.312">
                <text:p>435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3.856">
                <text:p>423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3</text:p>
        </chart:title>
        <chart:legend chart:legend-position="end" svg:x="13.636cm" svg:y="4.198cm" style:legend-expansion="high" chart:style-name="ch3"/>
        <chart:plot-area chart:style-name="ch4" table:cell-range-address="Sheet1.A4:Sheet1.A23 Sheet1.M4:Sheet1.M23" svg:x="1.321cm" svg:y="1.301cm" svg:width="11.995cm" svg:height="6.548cm">
          <chartooo:coordinate-region svg:x="2.271cm" svg:y="1.503cm" svg:width="10.79cm" svg:height="6.144cm"/>
          <chart:axis chart:dimension="x" chart:name="primary-x" chart:style-name="ch5">
            <chart:title svg:x="5.91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M4:Sheet1.M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M4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0.896">
                <text:p>1000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1.864">
                <text:p>84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952">
                <text:p>807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6.296">
                <text:p>776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2.056">
                <text:p>752.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1.232">
                <text:p>701.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9.728">
                <text:p>629.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1.432">
                <text:p>621.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70.144">
                <text:p>470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7.472">
                <text:p>457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8.768">
                <text:p>428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5.056">
                <text:p>435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9.536">
                <text:p>459.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7.32">
                <text:p>457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224">
                <text:p>479.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4.904">
                <text:p>424.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09.072">
                <text:p>409.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02.76">
                <text:p>402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2.5</text:p>
        </chart:title>
        <chart:legend chart:legend-position="end" svg:x="13.679cm" svg:y="4.198cm" style:legend-expansion="high" chart:style-name="ch3"/>
        <chart:plot-area chart:style-name="ch4" table:cell-range-address="Sheet1.A4:Sheet1.A23 Sheet1.N4:Sheet1.N23" svg:x="1.321cm" svg:y="1.301cm" svg:width="12.038cm" svg:height="6.548cm">
          <chartooo:coordinate-region svg:x="2.271cm" svg:y="1.503cm" svg:width="10.833cm" svg:height="6.144cm"/>
          <chart:axis chart:dimension="x" chart:name="primary-x" chart:style-name="ch5">
            <chart:title svg:x="5.939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N4:Sheet1.N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N4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2.088">
                <text:p>100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3.016">
                <text:p>843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8.904">
                <text:p>808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7.296">
                <text:p>777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3.104">
                <text:p>753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2.28">
                <text:p>702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0.68">
                <text:p>63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2.344">
                <text:p>622.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1.768">
                <text:p>681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56.248">
                <text:p>556.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17.416">
                <text:p>517.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59.4">
                <text:p>45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89.136">
                <text:p>489.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8.288">
                <text:p>458.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88">
                <text:p>479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17.448">
                <text:p>417.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12.12">
                <text:p>412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2</text:p>
        </chart:title>
        <chart:legend chart:legend-position="end" svg:x="13.657cm" svg:y="4.198cm" style:legend-expansion="high" chart:style-name="ch3"/>
        <chart:plot-area chart:style-name="ch4" table:cell-range-address="Sheet1.A4:Sheet1.A23 Sheet1.O4:Sheet1.O23" svg:x="1.321cm" svg:y="1.301cm" svg:width="12.016cm" svg:height="6.548cm">
          <chartooo:coordinate-region svg:x="2.271cm" svg:y="1.503cm" svg:width="10.811cm" svg:height="6.144cm"/>
          <chart:axis chart:dimension="x" chart:name="primary-x" chart:style-name="ch5">
            <chart:title svg:x="5.928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O4:Sheet1.O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O4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3.624">
                <text:p>1003.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4.408">
                <text:p>844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10.272">
                <text:p>810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8.64">
                <text:p>778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4.272">
                <text:p>754.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3.392">
                <text:p>703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1.776">
                <text:p>631.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3.384">
                <text:p>623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2.896">
                <text:p>682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54.768">
                <text:p>654.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611.976">
                <text:p>611.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37.368">
                <text:p>637.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33.832">
                <text:p>633.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51.72">
                <text:p>6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81.88">
                <text:p>58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13.08">
                <text:p>613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59.616">
                <text:p>459.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50.272">
                <text:p>450.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49.528">
                <text:p>449.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4</text:p>
        </chart:title>
        <chart:legend chart:legend-position="end" svg:x="13.7cm" svg:y="4.198cm" style:legend-expansion="high" chart:style-name="ch3"/>
        <chart:plot-area chart:style-name="ch4" table:cell-range-address="Sheet1.A4:Sheet1.A23 Sheet1.K4:Sheet1.K23" svg:x="1.321cm" svg:y="1.301cm" svg:width="12.059cm" svg:height="6.548cm">
          <chartooo:coordinate-region svg:x="2.271cm" svg:y="1.503cm" svg:width="10.854cm" svg:height="6.144cm"/>
          <chart:axis chart:dimension="x" chart:name="primary-x" chart:style-name="ch5">
            <chart:title svg:x="5.949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K4:Sheet1.K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K4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064">
                <text:p>999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072">
                <text:p>84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91.144">
                <text:p>691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64.288">
                <text:p>664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29.84">
                <text:p>529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1.304">
                <text:p>49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7.936">
                <text:p>437.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4.5</text:p>
        </chart:title>
        <chart:legend chart:legend-position="end" svg:x="13.742cm" svg:y="4.198cm" style:legend-expansion="high" chart:style-name="ch3"/>
        <chart:plot-area chart:style-name="ch4" table:cell-range-address="Sheet1.A4:Sheet1.A23 Sheet1.J4:Sheet1.J23" svg:x="1.321cm" svg:y="1.301cm" svg:width="12.101cm" svg:height="6.548cm">
          <chartooo:coordinate-region svg:x="2.271cm" svg:y="1.504cm" svg:width="10.896cm" svg:height="6.143cm"/>
          <chart:axis chart:dimension="x" chart:name="primary-x" chart:style-name="ch5">
            <chart:title svg:x="5.9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J4:Sheet1.J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J4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02.592">
                <text:p>902.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39.544">
                <text:p>839.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4.792">
                <text:p>524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